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45cm" fo:min-width="9.7cm" draw:shadow="hidden"/>
      <style:paragraph-properties style:writing-mode="lr-tb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2.45cm" fo:min-width="9.7cm"/>
      <style:paragraph-properties style:writing-mode="lr-tb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2.55cm" fo:min-width="9.6cm"/>
      <style:paragraph-properties style:writing-mode="lr-tb"/>
    </style:style>
    <style:style style:name="P1" style:family="paragraph">
      <style:paragraph-properties fo:text-align="center"/>
      <style:text-properties style:font-name="Source Code Pro"/>
    </style:style>
    <style:style style:name="P2" style:family="paragraph">
      <loext:graphic-properties draw:fill-color="#eeeeee"/>
      <style:paragraph-properties fo:text-align="center"/>
      <style:text-properties style:font-name="Source Code Pro"/>
    </style:style>
    <style:style style:name="P3" style:family="paragraph">
      <loext:graphic-properties draw:fill="solid" draw:fill-color="#eeeeee"/>
      <style:paragraph-properties fo:text-align="center"/>
      <style:text-properties style:font-name="Source Code Pr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cm" svg:height="2.7cm" svg:x="4.8cm" svg:y="5.3cm">
          <text:p text:style-name="P1">Import tkint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cm" svg:height="2.7cm" svg:x="4.8cm" svg:y="8.5cm">
          <text:p text:style-name="P1">Creating root i.e. </text:p>
          <text:p text:style-name="P1">Main window of Ap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1cm" svg:height="2.8cm" svg:x="4.9cm" svg:y="11.7cm">
          <text:p text:style-name="P1">Attaching other like</text:p>
          <text:p text:style-name="P1">Buttons, menu, input widg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2cm" svg:height="2.7cm" svg:x="4.8cm" svg:y="15cm">
          <text:p text:style-name="P1">This will be in infinte</text:p>
          <text:p text:style-name="P1">Event loo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6:11:28.162465584</meta:creation-date>
    <dc:date>2021-03-08T16:19:41.810649724</dc:date>
    <meta:editing-duration>PT8M14S</meta:editing-duration>
    <meta:editing-cycles>1</meta:editing-cycles>
    <meta:document-statistic meta:object-count="4"/>
    <meta:generator>LibreOffice/6.4.6.2$Linux_X86_64 LibreOffice_project/40$Build-2</meta:generator>
  </office:meta>
</office:document-meta>
</file>